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49cm"/>
    </style:style>
    <style:style style:name="co2" style:family="table-column">
      <style:table-column-properties fo:break-before="auto" style:column-width="5.103cm"/>
    </style:style>
    <style:style style:name="co3" style:family="table-column">
      <style:table-column-properties fo:break-before="auto" style:column-width="4.4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13.641cm" svg:y="2.358cm">
            <draw:object draw:notify-on-update-of-ranges="Planilha1.A6:Planilha1.A6 Planilha1.A7:Planilha1.A11 Planilha1.B6:Planilha1.B6 Planilha1.B7:Planilha1.B11 Planilha1.C6:Planilha1.C6 Planilha1.C7:Planilha1.C11 Planilha1.D6:Planilha1.D6 Planilha1.D7:Planilha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CONCORRENTES</text:p>
          </table:table-cell>
          <table:table-cell office:value-type="string" calcext:value-type="string">
            <text:p>MOVIMENTO DE CABEÇA</text:p>
          </table:table-cell>
          <table:table-cell office:value-type="string" calcext:value-type="string">
            <text:p>PISCAR DE OLHOS</text:p>
          </table:table-cell>
          <table:table-cell office:value-type="string" calcext:value-type="string">
            <text:p>COMANDO DE VOZ</text:p>
          </table:table-cell>
          <table:table-cell table:style-name="ce5" office:value-type="string" calcext:value-type="string">
            <text:p>TECNOLOGIA ABERTA</text:p>
          </table:table-cell>
          <table:table-cell table:style-name="ce5" office:value-type="string" calcext:value-type="string">
            <text:p>PREÇO</text:p>
          </table:table-cell>
          <table:table-cell/>
        </table:table-row>
        <table:table-row table:style-name="ro1">
          <table:table-cell table:style-name="ce2" office:value-type="string" calcext:value-type="string">
            <text:p>TAAPETE (RJ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COLIBRI (TIX – MG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990" calcext:value-type="float">
            <text:p>14990</text:p>
          </table:table-cell>
          <table:table-cell office:value-type="string" calcext:value-type="string">
            <text:p>taxa de adesão 95 reais. Mensalidade 139,00</text:p>
          </table:table-cell>
        </table:table-row>
        <table:table-row table:style-name="ro1">
          <table:table-cell table:style-name="ce4" office:value-type="string" calcext:value-type="string">
            <text:p>MOTRIX (UFRJ – RJ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CONCORRENTES</text:p>
          </table:table-cell>
          <table:table-cell table:style-name="ce2" office:value-type="string" calcext:value-type="string">
            <text:p>TAAPETE (RJ)</text:p>
          </table:table-cell>
          <table:table-cell table:style-name="ce3" office:value-type="string" calcext:value-type="string">
            <text:p>COLIBRI (TIX – MG)</text:p>
          </table:table-cell>
          <table:table-cell table:style-name="ce4" office:value-type="string" calcext:value-type="string">
            <text:p>MOTRIX (UFRJ – RJ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MENTO DE CABEÇ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SCAR DE OLHO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ANDO DE VO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NOLOGIA ABERT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Ç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1:41:13.884701746</meta:creation-date>
    <dc:date>2024-07-31T18:03:55.240288236</dc:date>
    <meta:editing-duration>PT5H1M20S</meta:editing-duration>
    <meta:editing-cycles>2</meta:editing-cycles>
    <meta:generator>LibreOffice/7.3.7.2$Linux_X86_64 LibreOffice_project/30$Build-2</meta:generator>
    <meta:document-statistic meta:table-count="1" meta:cell-count="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3.703cm" style:legend-expansion="high" chart:style-name="ch2"/>
        <chart:plot-area chart:style-name="ch3" table:cell-range-address="Planilha1.A6:Planilha1.D11" chart:data-source-has-labels="both" svg:x="0.32cm" svg:y="0.18cm" svg:width="10.656cm" svg:height="8.64cm">
          <chart:coordinate-region svg:x="3.473cm" svg:y="0.379cm" svg:width="7.363cm" svg:height="4.899cm"/>
          <chart:axis chart:dimension="x" chart:name="primary-x" chart:style-name="ch4" chartooo:axis-type="auto">
            <chartooo:date-scale/>
            <chart:categories table:cell-range-address="Planilha1.A7:Planilha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B7:Planilha1.B11" chart:label-cell-address="Planilha1.B6:Planilha1.B6" chart:class="chart:line">
            <chart:data-point chart:repeated="5"/>
          </chart:series>
          <chart:series chart:style-name="ch7" chart:values-cell-range-address="Planilha1.C7:Planilha1.C11" chart:label-cell-address="Planilha1.C6:Planilha1.C6" chart:class="chart:line">
            <chart:data-point chart:repeated="5"/>
          </chart:series>
          <chart:series chart:style-name="ch8" chart:values-cell-range-address="Planilha1.D7:Planilha1.D11" chart:label-cell-address="Planilha1.D6:Planilha1.D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APETE (RJ)</text:p>
                <draw:g>
                  <svg:desc>Planilha1.B6:Planilha1.B6</svg:desc>
                </draw:g>
              </table:table-cell>
              <table:table-cell office:value-type="string">
                <text:p>COLIBRI (TIX – MG)</text:p>
                <draw:g>
                  <svg:desc>Planilha1.C6:Planilha1.C6</svg:desc>
                </draw:g>
              </table:table-cell>
              <table:table-cell office:value-type="string">
                <text:p>MOTRIX (UFRJ – RJ)</text:p>
                <draw:g>
                  <svg:desc>Planilha1.D6:Planilha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VIMENTO DE CABEÇA</text:p>
                <draw:g>
                  <svg:desc>Planilha1.A7:Planilha1.A11</svg:desc>
                </draw:g>
              </table:table-cell>
              <table:table-cell office:value-type="float" office:value="5">
                <text:p>5</text:p>
                <draw:g>
                  <svg:desc>Planilha1.B7:Planilha1.B11</svg:desc>
                </draw:g>
              </table:table-cell>
              <table:table-cell office:value-type="float" office:value="5">
                <text:p>5</text:p>
                <draw:g>
                  <svg:desc>Planilha1.C7:Planilha1.C11</svg:desc>
                </draw:g>
              </table:table-cell>
              <table:table-cell office:value-type="float" office:value="0">
                <text:p>0</text:p>
                <draw:g>
                  <svg:desc>Planilha1.D7:Planilha1.D11</svg:desc>
                </draw:g>
              </table:table-cell>
            </table:table-row>
            <table:table-row>
              <table:table-cell office:value-type="string">
                <text:p>PISCAR DE OLHOS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ANDO DE VO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CNOLOGIA ABERTA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ÇO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